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3.374cm" table:align="left"/>
    </style:style>
    <style:style style:name="Table1.A" style:family="table-column">
      <style:table-column-properties style:column-width="13.374cm"/>
    </style:style>
    <style:style style:name="Table1.A1" style:family="table-cell">
      <style:table-cell-properties style:vertical-align="middle"/>
    </style:style>
    <style:style style:name="Table2" style:family="table">
      <style:table-properties style:width="17.59cm" table:align="left"/>
    </style:style>
    <style:style style:name="Table2.A" style:family="table-column">
      <style:table-column-properties style:column-width="0.459cm"/>
    </style:style>
    <style:style style:name="Table2.B" style:family="table-column">
      <style:table-column-properties style:column-width="17.131cm"/>
    </style:style>
    <style:style style:name="Table2.A1" style:family="table-cell">
      <style:table-cell-properties style:vertical-align="middle"/>
    </style:style>
    <style:style style:name="P1" style:family="paragraph" style:parent-style-name="Text_20_body">
      <style:paragraph-properties fo:text-align="start" style:justify-single-word="false"/>
    </style:style>
    <style:style style:name="P2" style:family="paragraph" style:parent-style-name="Text_20_body">
      <style:paragraph-properties fo:margin-top="0cm" fo:margin-bottom="0cm"/>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paragraph-properties fo:margin-top="0cm" fo:margin-bottom="0cm"/>
    </style:style>
    <style:style style:name="P6" style:family="paragraph" style:parent-style-name="Text_20_body" style:list-style-name="L1">
      <style:paragraph-properties fo:margin-top="0cm" fo:margin-bottom="0cm"/>
    </style:style>
    <style:style style:name="P7" style:family="paragraph" style:parent-style-name="Heading_20_5" style:list-style-name="L2"/>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a xlink:type="simple" xlink:href="http://www.liufofu.com/201304966.html">ubuntu12.04 LTS下破解Wingide4.17</text:a></text:h>
      <text:p text:style-name="P2"><text:a xlink:type="simple" xlink:href="http://www.liufofu.com/author/liufofu">佛福</text:a> <text:a xlink:type="simple" xlink:href="http://www.liufofu.com/category/tech/ubuntu">ubuntu</text:a> <text:a xlink:type="simple" xlink:href="http://www.liufofu.com/201304966.html#respond"><text:span text:style-name="Emphasis">0</text:span></text:a><text:a xlink:type="simple" xlink:href="http://www.liufofu.com/201304966.html#respond"> Comments</text:a> <text:a xlink:type="simple" xlink:href="http://www.liufofu.com/201304966.html#respond">发表评论</text:a> </text:p>
      <text:section text:style-name="Sect1" text:name="a966">
        <text:p text:style-name="Text_20_body"><text:span text:style-name="Strong_20_Emphasis">版本</text:span><text:line-break/>操作系统：Ubuntu 12.04.1 LTS<text:line-break/>应用软件：Wingide4.17</text:p>
        <text:p text:style-name="Text_20_body"><text:span text:style-name="Strong_20_Emphasis">破解步骤：</text:span></text:p>
        <text:p text:style-name="Text_20_body">1、将系统时间调整到一个月之前，然后执行安装。</text:p>
        <text:p text:style-name="Text_20_body">可以使用date命令调整系统时间，如：date -s ’2013-03-07′</text:p>
        <text:p text:style-name="Text_20_body">2、安装成功后，打开程序，按照提示信息，申请一个10天的试用版License，然后退出。（注意：选择第一项后才可以选择10天的试用期）</text:p>
        <text:p text:style-name="Text_20_body">3、下载破解文件abstract.pyo，将其放到安装目录下的/bin/2.5/src/process下面。</text:p>
        <text:p text:style-name="Text_20_body">我这里路径是/usr/local/lib/wingide4.1/bin/2.5/src/process，可以通过whereis wingide来查看安装目录。</text:p>
        <text:p text:style-name="Text_20_body">4、将时间调整到当前正确时间，可以从终端下启动程序了。</text:p>
        <text:p text:style-name="Text_20_body">我这里执行脚本的路径是/usr/local/bin/wing4.1</text:p>
        <text:p text:style-name="Text_20_body">建立快捷方式：</text:p>
        <text:p text:style-name="Text_20_body">1）在/usr/share/applications下创建文件wingide.desktop，内容如下：</text:p>
        <text:p text:style-name="Text_20_body">[Desktop Entry]<text:line-break/>Name=WingWare python IDE<text:line-break/>Comment=Wingware’s Python IDE is an Integrated Development Environment<text:line-break/>Exec=/usr/local/bin/wing4.1<text:line-break/>Terminal=false<text:line-break/>Type=Application<text:line-break/>Icon=/usr/local/lib/wingide4.1/resources/linux/wing32.xpm<text:line-break/>Categories=Development;IDE;<text:line-break/>StartupNotify=true</text:p>
        <text:p text:style-name="Text_20_body">对于Exec和Icon两项，请根据实际路径更改。</text:p>
        <text:p text:style-name="Text_20_body">2）更新desktop数据库</text:p>
        <text:p text:style-name="Text_20_body">update-desktop-database</text:p>
        <text:p text:style-name="Text_20_body">6、去系统菜单下找一下WingWare python IDE，启动，大功告成。</text:p>
        <text:p text:style-name="Text_20_body"><text:span text:style-name="Strong_20_Emphasis">abstract.pyo下载地址：</text:span></text:p>
        <text:p text:style-name="Text_20_body"><text:a xlink:type="simple" xlink:href="http://www.liufofu.com/wp-content/uploads/2013/04/abstract.tar.gz">abstract.tar</text:a></text:p>
        <text:p text:style-name="Text_20_body">注意点：当时我安装wingide的时候是切换到root用户下的，发现在root用户模式下，可以运行破解后的wingide应用程序。<text:line-break/>当时切换到普通用户的时候不行，开始的时候认为是没有重启导致的，重启后不行~~<text:line-break/><text:soft-page-break/>后面通过.ssh的设置是针对具体用户的，得到提示，查看了下当前用户的家目录，还真的有.wingide目录，比对后目录后 下，license.pending文件不同，索性删除当前用户下的.wingide把root用户下的.wingide复制过来，设置了下，用户及用户 组，发现可以正常使用破解后的wingide4.17了</text:p>
      </text:section>
      <text:p text:style-name="Text_20_body"/>
      <text:h text:style-name="Heading_20_1" text:outline-level="1"><text:a xlink:type="simple" xlink:href="http://www.zjhzxhz.com/2013/03/wingide-professional-4-1-12-crack/"/></text:h>
      <text:h text:style-name="Heading_20_1" text:outline-level="1"><text:a xlink:type="simple" xlink:href="http://www.zjhzxhz.com/2013/03/wingide-professional-4-1-12-crack/">WingIDE Professional 4.1.12 Crack</text:a></text:h>
      <text:p text:style-name="P1">Today, I’ll talk about how to crack WingIDE Professional 4.1.12.</text:p>
      <text:p text:style-name="P1"><text:span text:style-name="Strong_20_Emphasis">Warning: </text:span></text:p>
      <text:p text:style-name="P1">DO NOT make commercial use of anything.</text:p>
      <text:p text:style-name="P1">If you believe something on this Site has infringed your intellectual property rights, please contact us.</text:p>
      <text:p text:style-name="P1"><text:span text:style-name="Strong_20_Emphasis">What’s WingIDE ?</text:span></text:p>
      <text:p text:style-name="P1">Wingware’s Python IDE is an Integrated Development Environment designed specifically for the Python programming language. Since 1999, Wingware has focused on Python.</text:p>
      <text:p text:style-name="P1"><text:span text:style-name="Strong_20_Emphasis">How to get WingIDE?</text:span></text:p>
      <text:p text:style-name="P1">You can download WingIDE from <text:a xlink:type="simple" xlink:href="http://wingide.com/downloads">http://wingide.com/downloads</text:a>.</text:p>
      <text:p text:style-name="P1">It’s a cross-platform software and the latest version now is 4.1.12. It has three different versions: WingIDE 101, WingIDE Personal and WingIDE Professional.</text:p>
      <text:p text:style-name="P1"><text:span text:style-name="Strong_20_Emphasis">How to Crack WingIDE Professional 4.1.12?</text:span></text:p>
      <text:p text:style-name="P1">After install Python and WingIDE on your computer, DO NOT run WingIDE first. <text:span text:style-name="Strong_20_Emphasis">You should change system time to a month ago</text:span>. Then launch WingIDE and you can get a 10-day trial serial number for temporarily use. After that, exit from WingIDE.</text:p>
      <text:p text:style-name="P1">Open the installation folder of WingIDE, and open /bin/2.5/src.zip. Extract the file <text:span text:style-name="Emphasis">abstract.pyo</text:span> in the process folder. The file is used for validating the software.</text:p>
      <text:p text:style-name="P1">The file <text:span text:style-name="Emphasis">abstract.pyo</text:span> is a bytecode in Python, so we should disassemble it and analyze it. Now, we need a tool called unpyclib library, and you can get it from <text:a xlink:type="simple" xlink:href="http://pypi.python.org/pypi/unpyclib/0.8.1">http://pypi.python.org/pypi/unpyclib/0.8.1</text:a>, and extract it.</text:p>
      <text:p text:style-name="P1">Please notice that, if you use python 3.x or higher, you cannot run it properly (I even tried to translate it to python3 code by using 2to3 library which is supplied by python, but it still doesn’t work). So, please use a lower version of python.</text:p>
      <text:p text:style-name="P1">After that, please execute a command in the shell window:</text:p>
      <text:section text:style-name="Sect1" text:name="highlighter_42445">
        <text:p text:style-name="P2"><text:a xlink:type="simple" xlink:href="http://www.zjhzxhz.com/2013/03/wingide-professional-4-1-12-crack/#">?</text:a></text:p>
        <table:table table:name="Table1" table:style-name="Table1">
          <table:table-column table:style-name="Table1.A"/>
          <table:table-row>
            <table:table-cell table:style-name="Table1.A1" office:value-type="string">
              <text:p text:style-name="Table_20_Contents"><text:span text:style-name="Source_20_Text">python application.py -d abstract.pyo &gt; abstract.asm</text:span></text:p>
            </table:table-cell>
          </table:table-row>
        </table:table>
      </text:section>
      <text:p text:style-name="P1">And you will get a new file <text:span text:style-name="Emphasis">abstract.asm</text:span> in the current folder. The file is used to analyse the file <text:span text:style-name="Emphasis">abstract.pyo</text:span>.</text:p>
      <text:p text:style-name="P1">The function we concerned about is called _GetTermDaysLeft:</text:p>
      <text:section text:style-name="Sect1" text:name="highlighter_432561">
        <text:p text:style-name="P2"><text:a xlink:type="simple" xlink:href="http://www.zjhzxhz.com/2013/03/wingide-professional-4-1-12-crack/#">?</text:a></text:p>
        <table:table table:name="Table2" table:style-name="Table2">
          <table:table-column table:style-name="Table2.A"/>
          <table:table-column table:style-name="Table2.B"/>
          <table:table-row>
            <table:table-cell table:style-name="Table2.A1" office:value-type="string">
              <text:p text:style-name="Table_20_Contents">1</text:p>
              <text:p text:style-name="Table_20_Contents"><text:soft-page-break/>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able:table-cell>
            <table:table-cell table:style-name="Table2.A1" office:value-type="string">
              <text:p text:style-name="Table_20_Contents"><text:span text:style-name="Source_20_Text">000051F0    STR: '_GetTermDaysLeft'</text:span> <text:span text:style-name="Source_20_Text">(10</text:span> <text:span text:style-name="Source_20_Text">00</text:span> <text:span text:style-name="Source_20_Text">00</text:span> <text:span text:style-name="Source_20_Text">00</text:span> <text:span text:style-name="Source_20_Text">5F 47</text:span> <text:span text:style-name="Source_20_Text">65</text:span> <text:span text:style-name="Source_20_Text">74</text:span> <text:span text:style-name="Source_20_Text">54</text:span> <text:span text:style-name="Source_20_Text">65</text:span> <text:span text:style-name="Source_20_Text">72</text:span> <text:soft-page-break/><text:span text:style-name="Source_20_Text">6D...)</text:span></text:p>
              <text:p text:style-name="Table_20_Contents"><text:span text:style-name="Source_20_Text">……</text:span></text:p>
              <text:p text:style-name="Table_20_Contents"><text:span text:style-name="Source_20_Text">00005257</text:span>    <text:span text:style-name="Source_20_Text">STR: 'tx00x00dx01x00x83x01x00|x01x00dx02x00&lt;x6x00tx01x00D].x00}x03x00|x01x00ix02x00...'</text:span> <text:span text:style-name="Source_20_Text">(A9 03</text:span> <text:span text:style-name="Source_20_Text">00</text:span> <text:span text:style-name="Source_20_Text">00</text:span> <text:span text:style-name="Source_20_Text">74</text:span> <text:span text:style-name="Source_20_Text">00</text:span> <text:span text:style-name="Source_20_Text">00</text:span> <text:span text:style-name="Source_20_Text">64</text:span> <text:span text:style-name="Source_20_Text">01</text:span> <text:span text:style-name="Source_20_Text">00</text:span> <text:span text:style-name="Source_20_Text">83</text:span> <text:span text:style-name="Source_20_Text">01...)</text:span></text:p>
              <text:p text:style-name="Table_20_Contents"><text:span text:style-name="Source_20_Text">……</text:span></text:p>
              <text:p text:style-name="Table_20_Contents"><text:span text:style-name="Source_20_Text">00000212</text:span>     <text:span text:style-name="Source_20_Text">69</text:span> <text:span text:style-name="Source_20_Text">- LOAD_ATTR           '_locale_valid'</text:span></text:p>
              <text:p text:style-name="Table_20_Contents"><text:span text:style-name="Source_20_Text">00000215</text:span>     <text:span text:style-name="Source_20_Text">7D - STORE_FAST          'valid'</text:span></text:p>
              <text:p text:style-name="Table_20_Contents"><text:span text:style-name="Source_20_Text">00000218</text:span>     <text:span text:style-name="Source_20_Text">57</text:span> <text:span text:style-name="Source_20_Text">- POP_BLOCK           </text:span></text:p>
              <text:p text:style-name="Table_20_Contents"><text:span text:style-name="Source_20_Text">00000219</text:span>     <text:span text:style-name="Source_20_Text">6E - JUMP_FORWARD        -&gt; 00000229</text:span></text:p>
              <text:p text:style-name="Table_20_Contents"><text:span text:style-name="Source_20_Text">0000021C     01</text:span> <text:span text:style-name="Source_20_Text">- POP_TOP             </text:span></text:p>
              <text:p text:style-name="Table_20_Contents"><text:span text:style-name="Source_20_Text">0000021D     01</text:span> <text:span text:style-name="Source_20_Text">- POP_TOP             </text:span></text:p>
              <text:p text:style-name="Table_20_Contents"><text:span text:style-name="Source_20_Text">0000021E     01</text:span> <text:span text:style-name="Source_20_Text">- POP_TOP             </text:span></text:p>
              <text:p text:style-name="Table_20_Contents"><text:span text:style-name="Source_20_Text">0000021F     64</text:span> <text:span text:style-name="Source_20_Text">- LOAD_CONST          0</text:span></text:p>
              <text:p text:style-name="Table_20_Contents"><text:span text:style-name="Source_20_Text">00000222</text:span>     <text:span text:style-name="Source_20_Text">7D - STORE_FAST          'valid'</text:span></text:p>
              <text:p text:style-name="Table_20_Contents"><text:span text:style-name="Source_20_Text">00000225</text:span>     <text:span text:style-name="Source_20_Text">6E - JUMP_FORWARD        -&gt; 00000229</text:span></text:p>
              <text:p text:style-name="Table_20_Contents"><text:span text:style-name="Source_20_Text">00000228</text:span>     <text:span text:style-name="Source_20_Text">58</text:span> <text:span text:style-name="Source_20_Text">- END_FINALLY         </text:span></text:p>
              <text:p text:style-name="Table_20_Contents"><text:span text:style-name="Source_20_Text">00000229</text:span>     <text:span text:style-name="Source_20_Text">7C - LOAD_FAST           'valid'</text:span></text:p>
              <text:p text:style-name="Table_20_Contents"><text:span text:style-name="Source_20_Text">0000022C     70</text:span> <text:span text:style-name="Source_20_Text">- JUMP_IF_TRUE        -&gt; 00000243</text:span></text:p>
              <text:p text:style-name="Table_20_Contents"><text:span text:style-name="Source_20_Text">0000022F     01</text:span> <text:span text:style-name="Source_20_Text">- POP_TOP             </text:span></text:p>
              <text:p text:style-name="Table_20_Contents"><text:span text:style-name="Source_20_Text">00000230</text:span>     <text:span text:style-name="Source_20_Text">74</text:span> <text:span text:style-name="Source_20_Text">- LOAD_GLOBAL         'kLicenseCorrupt'</text:span></text:p>
              <text:p text:style-name="Table_20_Contents"><text:span text:style-name="Source_20_Text">00000233</text:span>     <text:span text:style-name="Source_20_Text">74</text:span> <text:span text:style-name="Source_20_Text">- LOAD_GLOBAL         '_'</text:span></text:p>
              <text:p text:style-name="Table_20_Contents"><text:span text:style-name="Source_20_Text">00000236</text:span>     <text:span text:style-name="Source_20_Text">64</text:span> <text:span text:style-name="Source_20_Text">- LOAD_CONST          'Invalid license activation'</text:span></text:p>
              <text:p text:style-name="Table_20_Contents"><text:span text:style-name="Source_20_Text">00000239</text:span>     <text:span text:style-name="Source_20_Text">83</text:span> <text:span text:style-name="Source_20_Text">- CALL_FUNCTION       </text:span></text:p>
              <text:p text:style-name="Table_20_Contents"><text:span text:style-name="Source_20_Text">0000023C     66</text:span> <text:span text:style-name="Source_20_Text">- BUILD_TUPLE         </text:span></text:p>
              <text:p text:style-name="Table_20_Contents"><text:span text:style-name="Source_20_Text">0000023F     53</text:span> <text:span text:style-name="Source_20_Text">- RETURN_VALUE        </text:span></text:p>
              <text:p text:style-name="Table_20_Contents"><text:span text:style-name="Source_20_Text">00000240</text:span>     <text:span text:style-name="Source_20_Text">6E - JUMP_FORWARD        -&gt; 00000244</text:span></text:p>
              <text:p text:style-name="Table_20_Contents"><text:span text:style-name="Source_20_Text">00000243</text:span>     <text:span text:style-name="Source_20_Text">01</text:span> <text:span text:style-name="Source_20_Text">- POP_TOP             </text:span></text:p>
              <text:p text:style-name="Table_20_Contents"><text:span text:style-name="Source_20_Text">00000244</text:span>     <text:span text:style-name="Source_20_Text">7C - LOAD_FAST           'self'</text:span></text:p>
              <text:p text:style-name="Table_20_Contents"><text:span text:style-name="Source_20_Text">00000247</text:span>     <text:span text:style-name="Source_20_Text">69</text:span> <text:span text:style-name="Source_20_Text">- LOAD_ATTR           '_GetTermDaysLeft'</text:span></text:p>
              <text:p text:style-name="Table_20_Contents"><text:span text:style-name="Source_20_Text">0000024A     7C - LOAD_FAST           'lic'</text:span></text:p>
              <text:p text:style-name="Table_20_Contents"><text:span text:style-name="Source_20_Text">0000024D     83</text:span> <text:span text:style-name="Source_20_Text">- CALL_FUNCTION       </text:span></text:p>
              <text:p text:style-name="Table_20_Contents"><text:span text:style-name="Source_20_Text">00000250</text:span>     <text:span text:style-name="Source_20_Text">7D - STORE_FAST          'daysleft'</text:span></text:p>
              <text:p text:style-name="Table_20_Contents"><text:span text:style-name="Source_20_Text">00000253</text:span>     <text:span text:style-name="Source_20_Text">7C - LOAD_FAST           'daysleft'</text:span></text:p>
              <text:p text:style-name="Table_20_Contents"><text:span text:style-name="Source_20_Text">00000256</text:span>     <text:span text:style-name="Source_20_Text">64</text:span> <text:span text:style-name="Source_20_Text">- LOAD_CONST          -1</text:span></text:p>
              <text:p text:style-name="Table_20_Contents"><text:span text:style-name="Source_20_Text">00000259</text:span>     <text:span text:style-name="Source_20_Text">6A - COMPARE_OP          "=="</text:span></text:p>
              <text:p text:style-name="Table_20_Contents"><text:span text:style-name="Source_20_Text">0000025C     6F - JUMP_IF_FALSE       -&gt; 00000273</text:span></text:p>
            </table:table-cell>
          </table:table-row>
        </table:table>
      </text:section>
      <text:p text:style-name="P1">The most important step is to change 6F to 70. But how to change it? You need a binary editor such as UltraEdit.</text:p>
      <text:p text:style-name="P1">After open <text:span text:style-name="Emphasis">abstract.pyo</text:span> with UltraEdit, you will find lots of hexadecimal code, and which address should we modify? We can calculate by following way:</text:p>
      <text:p text:style-name="P1">First, seach “A9 03 00 00 74 00 00 64 01 00 83 01” in the file <text:span text:style-name="Emphasis">abstract.asm</text:span>, and you will find an address at the front of the line: 00005257H. Next, find another line “6F – JUMP_IF_FALSE-&gt; 00000273”, and get another address at the front of line: 0000025CH. So the address we should modify in the abstract.pyo is 00005257H + 0000025CH = 54B3H.</text:p>
      <text:p text:style-name="P1">So, the address of data we should modify is 54B3H. So, find the data in 54B3H. And change 6A into 70 as following:</text:p>
      <text:p text:style-name="P1"><text:soft-page-break/><draw:a xlink:type="simple" xlink:href="http://www.zjhzxhz.com/wp-content/uploads/2013/03/UltraEdit.jpg"><draw:frame draw:style-name="fr1" draw:name="graphics1" text:anchor-type="as-char" svg:width="13.6cm" svg:height="7.726cm" draw:z-index="0"><draw:image xlink:href="http://www.zjhzxhz.com/wp-content/uploads/2013/03/UltraEdit.jpg" xlink:type="simple" xlink:show="embed" xlink:actuate="onLoad"/></draw:frame></draw:a></text:p>
      <text:p text:style-name="P1">After modify it, replace the file <text:span text:style-name="Emphasis">abstract.pyo</text:span> in the /bin/2.5/src.zip/process/ with the new one.</text:p>
      <text:p text:style-name="P1">Before launch the WingIDE, please change the system time to now. And you’ll see the WingIDE has been cracked.</text:p>
      <text:p text:style-name="P1"><draw:a xlink:type="simple" xlink:href="http://www.zjhzxhz.com/wp-content/uploads/2013/03/Wing-IDE.jpg"><draw:frame draw:style-name="fr1" draw:name="graphics2" text:anchor-type="as-char" svg:width="13.441cm" svg:height="10.213cm" draw:z-index="1"><draw:image xlink:href="http://www.zjhzxhz.com/wp-content/uploads/2013/03/Wing-IDE.jpg" xlink:type="simple" xlink:show="embed" xlink:actuate="onLoad"/></draw:frame></draw:a></text:p>
      <text:list xml:id="list14681169101" text:style-name="L1">
        <text:list-item>
          <text:p text:style-name="P6"><text:a xlink:type="simple" xlink:href="http://www.zjhzxhz.com/2013/03/wingide-professional-4-1-12-crack/">Permalink</text:a></text:p>
        </text:list-item>
        <text:list-item>
          <text:p text:style-name="P6">Posted: </text:p>
        </text:list-item>
        <text:list-item>
          <text:p text:style-name="P6">Tags: <text:a xlink:type="simple" xlink:href="http://www.zjhzxhz.com/tag/wingide/">WingIDE</text:a></text:p>
        </text:list-item>
        <text:list-item>
          <text:p text:style-name="P3">Comments: <text:a xlink:type="simple" xlink:href="http://www.zjhzxhz.com/2013/03/wingide-professional-4-1-12-crack/#comments">25</text:a></text:p>
        </text:list-item>
      </text:list>
      <text:h text:style-name="Heading_20_2" text:outline-level="2"><text:bookmark text:name="comments-title"/><text:soft-page-break/>Comments (25) </text:h>
      <text:list xml:id="list1232515307" text:style-name="L2">
        <text:list-item>
          <text:p text:style-name="P4"><text:bookmark text:name="li-comment-2"/><draw:frame draw:style-name="fr2" draw:name="graphics3" text:anchor-type="as-char" svg:width="1.323cm" svg:height="1.323cm" draw:z-index="2"><draw:image xlink:href="http://1.gravatar.com/avatar/7926e57b134e8857a5eb7b49ba382046?s=50&amp;d=http%3A%2F%2F1.gravatar.com%2Favatar%2Fad516503a11cd5ca435acc9bb6523536%3Fs%3D50&amp;r=G" xlink:type="simple" xlink:show="embed" xlink:actuate="onLoad"/></draw:frame> </text:p>
          <text:list>
            <text:list-item>
              <text:list>
                <text:list-item>
                  <text:list>
                    <text:list-item>
                      <text:list>
                        <text:list-header>
                          <text:h text:style-name="P7" text:outline-level="5"><text:span text:style-name="Citation">Milos</text:span> - <text:a xlink:type="simple" xlink:href="http://www.zjhzxhz.com/2013/03/wingide-professional-4-1-12-crack/?replytocom=2#respond">Reply</text:a> </text:h>
                        </text:list-header>
                      </text:list>
                    </text:list-item>
                  </text:list>
                </text:list-item>
              </text:list>
            </text:list-item>
          </text:list>
          <text:p text:style-name="P4">I have tried it 5 times byt still getting this error message. What I’m doing wrong ?<text:line-break/>================================================================================<text:line-break/>STARTING WING with args:<text:line-break/>['/usr/lib/wingide4.1/bin/wing.py', '--squelch-output']<text:line-break/>sys.executable=/usr/lib/wingide4.1/bin/PyCore/python<text:line-break/>sys.maxint=9223372036854775807<text:line-break/>LD_LIBRARY_PATH=”<text:line-break/>DYLD_LIBRARY_PATH=”<text:line-break/>DYLD_FALLBACK_LIBRARY_PATH=”<text:line-break/>PATH=/usr/local/sbin:/usr/local/bin:/usr/sbin:/usr/bin:/sbin:/bin:/usr/games:/usr/local/games:/opt/eclipse:/opt/teamviewer/teamviewer/7/bin:/opt/Sublime Text 2<text:line-break/>Running Wing IDE with Python version 2.5.4<text:line-break/>Using precompiled binaries for Python version 2.5<text:line-break/>PYTHONPATH=[u'/usr/lib/wingide4.1/bin/PyCore/lib/python2.5', u'/usr/lib/wingide4.1/bin/2.5/src.zip', u'/usr/lib/wingide4.1/bin/2.5/opensource.zip', u'/usr/lib/wingide4.1/bin/2.5/external.zip/docutils/extras', u'/usr/lib/wingide4.1/bin/2.5/external.zip/docutils', u'/usr/lib/wingide4.1/bin/2.5/external.zip/pysqlite', u'/usr/lib/wingide4.1/bin/2.5/external.zip/Imaging-1.1.7', u'/usr/lib/wingide4.1/bin/2.5/external.zip/pyscintilla2', u'/usr/lib/wingide4.1/bin/2.5/external.zip/pygtk', '/usr/lib/wingide4.1/bin', '/usr/lib/wingide4.1/bin/PyCore/lib/python25.zip', '/usr/lib/wingide4.1/bin/PyCore/lib/python2.5/', '/usr/lib/wingide4.1/bin/PyCore/lib/python2.5/plat-linux2', '/usr/lib/wingide4.1/bin/PyCore/lib/python2.5/lib-tk', '/usr/lib/wingide4.1/bin/PyCore/lib/python2.5/lib-dynload']<text:line-break/>Traceback (most recent call last):<text:line-break/>File “/usr/lib/wingide4.1/bin/wing.py”, line 706, in<text:line-break/>Main()<text:line-break/>File “/usr/lib/wingide4.1/bin/wing.py”, line 676, in Main<text:line-break/>squelch_output = Initialize()<text:line-break/>File “/usr/lib/wingide4.1/bin/wing.py”, line 647, in Initialize<text:line-break/>InitializeDynamicPaths(log)<text:line-break/>File “/usr/lib/wingide4.1/bin/wing.py”, line 247, in InitializeDynamicPaths<text:line-break/>from wingutils import patchimporter<text:line-break/>ImportError: No module named wingutils</text:p>
          <text:list text:continue-numbering="true">
            <text:list-item>
              <text:p text:style-name="P4"><text:bookmark text:name="li-comment-3"/><draw:frame draw:style-name="fr2" draw:name="graphics4" text:anchor-type="as-char" svg:width="1.323cm" svg:height="1.323cm" draw:z-index="3"><draw:image xlink:href="http://0.gravatar.com/avatar/4e0641af9ded3461809bd7ea02780b5c?s=50&amp;d=http%3A%2F%2F0.gravatar.com%2Favatar%2Fad516503a11cd5ca435acc9bb6523536%3Fs%3D50&amp;r=G" xlink:type="simple" xlink:show="embed" xlink:actuate="onLoad"/></draw:frame> </text:p>
              <text:list>
                <text:list-item>
                  <text:list>
                    <text:list-item>
                      <text:list>
                        <text:list-header>
                          <text:h text:style-name="P7" text:outline-level="5"><text:soft-page-break/><text:a xlink:type="simple" xlink:href="http://www.zjhzxhz.com/"><text:span text:style-name="Citation">谢 浩哲</text:span></text:a> - <text:a xlink:type="simple" xlink:href="http://www.zjhzxhz.com/2013/03/wingide-professional-4-1-12-crack/?replytocom=3#respond">Reply</text:a> </text:h>
                        </text:list-header>
                      </text:list>
                    </text:list-item>
                  </text:list>
                </text:list-item>
              </text:list>
              <text:p text:style-name="P4">I think you may do something wrong. When I installed WingIDE Pro on Ubuntu, I found a cracked abstract.pyo file ( Sorry, I can’t find it now <draw:frame draw:style-name="fr2" draw:name="graphics5" text:anchor-type="as-char" svg:width="1.997cm" svg:height="0.998cm" draw:z-index="4"><draw:image xlink:href="http://www.zjhzxhz.com/wp-includes/images/smilies/icon_sad.gif" xlink:type="simple" xlink:show="embed" xlink:actuate="onLoad"/><svg:title>:(</svg:title></draw:frame> )<text:line-break/>Replace it with the old one, then the WingIDE has been cracked.<text:line-break/>Good luck!</text:p>
            </text:list-item>
          </text:list>
        </text:list-item>
        <text:list-item>
          <text:p text:style-name="P4"><text:bookmark text:name="li-comment-4"/><draw:frame draw:style-name="fr2" draw:name="graphics6" text:anchor-type="as-char" svg:width="1.323cm" svg:height="1.323cm" draw:z-index="5"><draw:image xlink:href="http://1.gravatar.com/avatar/d9615fd96936d777508e63ab49c686eb?s=50&amp;d=http%3A%2F%2F1.gravatar.com%2Favatar%2Fad516503a11cd5ca435acc9bb6523536%3Fs%3D50&amp;r=G" xlink:type="simple" xlink:show="embed" xlink:actuate="onLoad"/></draw:frame> </text:p>
          <text:list>
            <text:list-item>
              <text:list>
                <text:list-item>
                  <text:list>
                    <text:list-item>
                      <text:list>
                        <text:list-header>
                          <text:h text:style-name="P7" text:outline-level="5"><text:span text:style-name="Citation">Rotem</text:span> - <text:a xlink:type="simple" xlink:href="http://www.zjhzxhz.com/2013/03/wingide-professional-4-1-12-crack/?replytocom=4#respond">Reply</text:a> </text:h>
                        </text:list-header>
                      </text:list>
                    </text:list-item>
                  </text:list>
                </text:list-item>
              </text:list>
            </text:list-item>
          </text:list>
          <text:p text:style-name="P4">Works on 4.1.13,<text:line-break/>Milos – thats a simpler explanation:<text:line-break/>search for a90300007400006401008301<text:line-break/>then jump 0x25C bytes forward,<text:line-break/>few bytes on the right you’ll have 00 6F 14<text:line-break/>change that 6F to 70, pretty simple.</text:p>
          <text:list text:continue-numbering="true">
            <text:list-item>
              <text:p text:style-name="P4"><text:bookmark text:name="li-comment-5"/><draw:frame draw:style-name="fr2" draw:name="graphics7" text:anchor-type="as-char" svg:width="1.323cm" svg:height="1.323cm" draw:z-index="6"><draw:image xlink:href="http://0.gravatar.com/avatar/4e0641af9ded3461809bd7ea02780b5c?s=50&amp;d=http%3A%2F%2F0.gravatar.com%2Favatar%2Fad516503a11cd5ca435acc9bb6523536%3Fs%3D50&amp;r=G" xlink:type="simple" xlink:show="embed" xlink:actuate="onLoad"/></draw:frame> </text:p>
              <text:list>
                <text:list-item>
                  <text:list>
                    <text:list-item>
                      <text:list>
                        <text:list-header>
                          <text:h text:style-name="P7" text:outline-level="5"><text:a xlink:type="simple" xlink:href="http://www.zjhzxhz.com/"><text:span text:style-name="Citation">谢 浩哲</text:span></text:a> - <text:a xlink:type="simple" xlink:href="http://www.zjhzxhz.com/2013/03/wingide-professional-4-1-12-crack/?replytocom=5#respond">Reply</text:a> </text:h>
                        </text:list-header>
                      </text:list>
                    </text:list-item>
                  </text:list>
                </text:list-item>
              </text:list>
              <text:p text:style-name="P4">WOW, that’s quite simple! Thanks a lot.</text:p>
            </text:list-item>
          </text:list>
        </text:list-item>
        <text:list-item>
          <text:p text:style-name="P4"><text:bookmark text:name="li-comment-6"/><draw:frame draw:style-name="fr2" draw:name="graphics8" text:anchor-type="as-char" svg:width="1.323cm" svg:height="1.323cm" draw:z-index="7"><draw:image xlink:href="http://0.gravatar.com/avatar/87fe12e48cac0ca1af011566620bf953?s=50&amp;d=http%3A%2F%2F0.gravatar.com%2Favatar%2Fad516503a11cd5ca435acc9bb6523536%3Fs%3D50&amp;r=G" xlink:type="simple" xlink:show="embed" xlink:actuate="onLoad"/></draw:frame> </text:p>
          <text:list>
            <text:list-item>
              <text:list>
                <text:list-item>
                  <text:list>
                    <text:list-item>
                      <text:list>
                        <text:list-header>
                          <text:h text:style-name="P7" text:outline-level="5"><text:span text:style-name="Citation">mybox</text:span> - <text:a xlink:type="simple" xlink:href="http://www.zjhzxhz.com/2013/03/wingide-professional-4-1-12-crack/?replytocom=6#respond">Reply</text:a> </text:h>
                        </text:list-header>
                      </text:list>
                    </text:list-item>
                  </text:list>
                </text:list-item>
              </text:list>
            </text:list-item>
          </text:list>
          <text:p text:style-name="P4">Hi,</text:p>
          <text:p text:style-name="P4">I’m having problem to find the right location to change 6F to 70.</text:p>
          <text:p text:style-name="P4">I managed to use UltraEdit located A9 03 00 00 74 00 00 64 01 00 83 01 using “Search | Find” function but unable to find any related command to “Jump” by 0x25C to pinpoint the address location of 6F.</text:p>
          <text:p text:style-name="P4">Besides above, I play with “Edit | HEX Functions | Hex Edit” function to try update a value (a byte) to 70, it changed to some other value at different locations…</text:p>
          <text:p text:style-name="P4">Appreciated if someone can show me the correct menu functions to use</text:p>
          <text:p text:style-name="P4">Thank you.</text:p>
          <text:list text:continue-numbering="true">
            <text:list-item>
              <text:p text:style-name="P4"><text:bookmark text:name="li-comment-7"/><draw:frame draw:style-name="fr2" draw:name="graphics9" text:anchor-type="as-char" svg:width="1.323cm" svg:height="1.323cm" draw:z-index="8"><draw:image xlink:href="http://0.gravatar.com/avatar/4e0641af9ded3461809bd7ea02780b5c?s=50&amp;d=http%3A%2F%2F0.gravatar.com%2Favatar%2Fad516503a11cd5ca435acc9bb6523536%3Fs%3D50&amp;r=G" xlink:type="simple" xlink:show="embed" xlink:actuate="onLoad"/></draw:frame> </text:p>
              <text:list>
                <text:list-item>
                  <text:list>
                    <text:list-item>
                      <text:list>
                        <text:list-header>
                          <text:h text:style-name="P7" text:outline-level="5"><text:a xlink:type="simple" xlink:href="http://www.zjhzxhz.com/"><text:span text:style-name="Citation">谢 浩哲</text:span></text:a> - <text:a xlink:type="simple" xlink:href="http://www.zjhzxhz.com/2013/03/wingide-professional-4-1-12-crack/?replytocom=7#respond">Reply</text:a> </text:h>
                        </text:list-header>
                      </text:list>
                    </text:list-item>
                  </text:list>
                </text:list-item>
              </text:list>
              <text:p text:style-name="P4">The segment address may be different among different versions. In 4.1.13, the segment <text:soft-page-break/>address of “STR: ‘tx00x00dx01x00x83x01x00|x01x00dx02x00&lt;x6x00tx01x00D].x00}x03x00|x01x00ix02x00…' (A9 03 00 00 74 00 00 64 01 00 83 01…)" is 000052BF. So you should modify the content at 0x0052BF + 0x00025C = 0x00551B.</text:p>
              <text:p text:style-name="P4">Besides, you should change 6A to 70 instead of 6F (Sorry, I have said something wrong in the article) .</text:p>
            </text:list-item>
          </text:list>
        </text:list-item>
        <text:list-item>
          <text:p text:style-name="P4"><text:bookmark text:name="li-comment-8"/><draw:frame draw:style-name="fr2" draw:name="graphics10" text:anchor-type="as-char" svg:width="1.323cm" svg:height="1.323cm" draw:z-index="9"><draw:image xlink:href="http://0.gravatar.com/avatar/28158b495ae2dce8123de420bf467d72?s=50&amp;d=http%3A%2F%2F0.gravatar.com%2Favatar%2Fad516503a11cd5ca435acc9bb6523536%3Fs%3D50&amp;r=G" xlink:type="simple" xlink:show="embed" xlink:actuate="onLoad"/></draw:frame> </text:p>
          <text:list>
            <text:list-item>
              <text:list>
                <text:list-item>
                  <text:list>
                    <text:list-item>
                      <text:list>
                        <text:list-header>
                          <text:h text:style-name="P7" text:outline-level="5"><text:span text:style-name="Citation">george</text:span> - <text:a xlink:type="simple" xlink:href="http://www.zjhzxhz.com/2013/03/wingide-professional-4-1-12-crack/?replytocom=8#respond">Reply</text:a> </text:h>
                        </text:list-header>
                      </text:list>
                    </text:list-item>
                  </text:list>
                </text:list-item>
              </text:list>
            </text:list-item>
          </text:list>
          <text:p text:style-name="P4">Please help. I am having problem executing the command in the windows shell. It’s tells me python is not recognized. I am sure i am not doing something well. How do i run the command in windows shell?</text:p>
          <text:list text:continue-numbering="true">
            <text:list-item>
              <text:p text:style-name="P4"><text:bookmark text:name="li-comment-10"/><draw:frame draw:style-name="fr2" draw:name="graphics11" text:anchor-type="as-char" svg:width="1.323cm" svg:height="1.323cm" draw:z-index="10"><draw:image xlink:href="http://0.gravatar.com/avatar/4e0641af9ded3461809bd7ea02780b5c?s=50&amp;d=http%3A%2F%2F0.gravatar.com%2Favatar%2Fad516503a11cd5ca435acc9bb6523536%3Fs%3D50&amp;r=G" xlink:type="simple" xlink:show="embed" xlink:actuate="onLoad"/></draw:frame> </text:p>
              <text:list>
                <text:list-item>
                  <text:list>
                    <text:list-item>
                      <text:list>
                        <text:list-header>
                          <text:h text:style-name="P7" text:outline-level="5"><text:a xlink:type="simple" xlink:href="http://www.zjhzxhz.com/"><text:span text:style-name="Citation">谢 浩哲</text:span></text:a> - <text:a xlink:type="simple" xlink:href="http://www.zjhzxhz.com/2013/03/wingide-professional-4-1-12-crack/?replytocom=10#respond">Reply</text:a> </text:h>
                        </text:list-header>
                      </text:list>
                    </text:list-item>
                  </text:list>
                </text:list-item>
              </text:list>
              <text:p text:style-name="P4">Have you set the environment variable on Windows?<text:line-break/>Set PATH=%PATH%;Python Installation Folder<text:line-break/>Or you can use MSI Installer when you install python.</text:p>
              <text:list text:continue-numbering="true">
                <text:list-item>
                  <text:p text:style-name="P4"><text:bookmark text:name="li-comment-13"/><draw:frame draw:style-name="fr2" draw:name="graphics12" text:anchor-type="as-char" svg:width="1.323cm" svg:height="1.323cm" draw:z-index="11"><draw:image xlink:href="http://0.gravatar.com/avatar/28158b495ae2dce8123de420bf467d72?s=50&amp;d=http%3A%2F%2F0.gravatar.com%2Favatar%2Fad516503a11cd5ca435acc9bb6523536%3Fs%3D50&amp;r=G" xlink:type="simple" xlink:show="embed" xlink:actuate="onLoad"/></draw:frame> </text:p>
                  <text:list>
                    <text:list-item>
                      <text:list>
                        <text:list-header>
                          <text:h text:style-name="P7" text:outline-level="5"><text:span text:style-name="Citation">george</text:span> - <text:a xlink:type="simple" xlink:href="http://www.zjhzxhz.com/2013/03/wingide-professional-4-1-12-crack/?replytocom=13#respond">Reply</text:a> </text:h>
                        </text:list-header>
                      </text:list>
                    </text:list-item>
                  </text:list>
                  <text:p text:style-name="P4">Please i will need a clearer instruction on this. I am totally new to programming but i know how to follow instructions. I do not understand how to set the path as written above. I would rather prefer instructions like go to cmd &gt; type this or that &gt; go here….</text:p>
                  <text:p text:style-name="P4">Please i need your help to get this thing working.</text:p>
                  <text:list text:continue-numbering="true">
                    <text:list-item>
                      <text:p text:style-name="P4"><text:bookmark text:name="li-comment-14"/><draw:frame draw:style-name="fr2" draw:name="graphics13" text:anchor-type="as-char" svg:width="1.323cm" svg:height="1.323cm" draw:z-index="12"><draw:image xlink:href="http://0.gravatar.com/avatar/4e0641af9ded3461809bd7ea02780b5c?s=50&amp;d=http%3A%2F%2F0.gravatar.com%2Favatar%2Fad516503a11cd5ca435acc9bb6523536%3Fs%3D50&amp;r=G" xlink:type="simple" xlink:show="embed" xlink:actuate="onLoad"/></draw:frame> </text:p>
                      <text:list>
                        <text:list-header>
                          <text:h text:style-name="P7" text:outline-level="5"><text:a xlink:type="simple" xlink:href="http://www.zjhzxhz.com/"><text:span text:style-name="Citation">谢 浩哲</text:span></text:a> - <text:a xlink:type="simple" xlink:href="http://www.zjhzxhz.com/2013/03/wingide-professional-4-1-12-crack/?replytocom=14#respond">Reply</text:a> </text:h>
                        </text:list-header>
                      </text:list>
                      <text:p text:style-name="P4">1. Right Click on ‘Computer’<text:line-break/>2. Select ‘Properties’ to launch System Properties<text:line-break/>3. Click ‘Advanced System Settings’ on the left sidebar<text:line-break/>4. Click ‘Environment Variables’ button<text:line-break/>5. Find ‘Path’ in the ‘System Variables’<text:line-break/>6. Double Click ‘Path’ and append YOUR_PYTHON_INSTALLATION_PATH in the text field and separate them by ‘;’</text:p>
                    </text:list-item>
                  </text:list>
                </text:list-item>
              </text:list>
            </text:list-item>
          </text:list>
        </text:list-item>
        <text:list-item>
          <text:p text:style-name="P4"><text:bookmark text:name="li-comment-9"/><text:soft-page-break/><draw:frame draw:style-name="fr2" draw:name="graphics14" text:anchor-type="as-char" svg:width="1.323cm" svg:height="1.323cm" draw:z-index="13"><draw:image xlink:href="http://1.gravatar.com/avatar/11d721e50743f0fa2858716e14deebac?s=50&amp;d=http%3A%2F%2F1.gravatar.com%2Favatar%2Fad516503a11cd5ca435acc9bb6523536%3Fs%3D50&amp;r=G" xlink:type="simple" xlink:show="embed" xlink:actuate="onLoad"/></draw:frame> </text:p>
          <text:list>
            <text:list-item>
              <text:list>
                <text:list-item>
                  <text:list>
                    <text:list-item>
                      <text:list>
                        <text:list-header>
                          <text:h text:style-name="P7" text:outline-level="5"><text:span text:style-name="Citation">SirufS</text:span> - <text:a xlink:type="simple" xlink:href="http://www.zjhzxhz.com/2013/03/wingide-professional-4-1-12-crack/?replytocom=9#respond">Reply</text:a> </text:h>
                        </text:list-header>
                      </text:list>
                    </text:list-item>
                  </text:list>
                </text:list-item>
              </text:list>
            </text:list-item>
          </text:list>
          <text:p text:style-name="P4">Hi,<text:line-break/>I have some problem I can’t execute the command line in the shell windows </text:p>
          <text:p text:style-name="P4">python application.py -d abstract.pyo &gt; abstract.asm</text:p>
          <text:p text:style-name="P4">python return a syntax error</text:p>
          <text:p text:style-name="P4">sorry for my english I’m French and I am a newbie in programming</text:p>
          <text:list text:continue-numbering="true">
            <text:list-item>
              <text:p text:style-name="P4"><text:bookmark text:name="li-comment-11"/><draw:frame draw:style-name="fr2" draw:name="graphics15" text:anchor-type="as-char" svg:width="1.323cm" svg:height="1.323cm" draw:z-index="14"><draw:image xlink:href="http://0.gravatar.com/avatar/4e0641af9ded3461809bd7ea02780b5c?s=50&amp;d=http%3A%2F%2F0.gravatar.com%2Favatar%2Fad516503a11cd5ca435acc9bb6523536%3Fs%3D50&amp;r=G" xlink:type="simple" xlink:show="embed" xlink:actuate="onLoad"/></draw:frame> </text:p>
              <text:list>
                <text:list-item>
                  <text:list>
                    <text:list-item>
                      <text:list>
                        <text:list-header>
                          <text:h text:style-name="P7" text:outline-level="5"><text:a xlink:type="simple" xlink:href="http://www.zjhzxhz.com/"><text:span text:style-name="Citation">谢 浩哲</text:span></text:a> - <text:a xlink:type="simple" xlink:href="http://www.zjhzxhz.com/2013/03/wingide-professional-4-1-12-crack/?replytocom=11#respond">Reply</text:a> </text:h>
                        </text:list-header>
                      </text:list>
                    </text:list-item>
                  </text:list>
                </text:list-item>
              </text:list>
              <text:p text:style-name="P4">You need to make sure that your computer knows where to find the Python interpreter. To do this you will have to modify a environment variable called PATH, which is a list of directories where Windows will look for programs.</text:p>
            </text:list-item>
          </text:list>
        </text:list-item>
        <text:list-item>
          <text:p text:style-name="P4"><text:bookmark text:name="li-comment-12"/><draw:frame draw:style-name="fr2" draw:name="graphics16" text:anchor-type="as-char" svg:width="1.323cm" svg:height="1.323cm" draw:z-index="15"><draw:image xlink:href="http://1.gravatar.com/avatar/11d721e50743f0fa2858716e14deebac?s=50&amp;d=http%3A%2F%2F1.gravatar.com%2Favatar%2Fad516503a11cd5ca435acc9bb6523536%3Fs%3D50&amp;r=G" xlink:type="simple" xlink:show="embed" xlink:actuate="onLoad"/></draw:frame> </text:p>
          <text:list>
            <text:list-item>
              <text:list>
                <text:list-item>
                  <text:list>
                    <text:list-item>
                      <text:list>
                        <text:list-header>
                          <text:h text:style-name="P7" text:outline-level="5"><text:span text:style-name="Citation">SirufS</text:span> - <text:a xlink:type="simple" xlink:href="http://www.zjhzxhz.com/2013/03/wingide-professional-4-1-12-crack/?replytocom=12#respond">Reply</text:a> </text:h>
                        </text:list-header>
                      </text:list>
                    </text:list-item>
                  </text:list>
                </text:list-item>
              </text:list>
            </text:list-item>
          </text:list>
          <text:p text:style-name="P4">Thank you for your help it works now.</text:p>
        </text:list-item>
        <text:list-item>
          <text:p text:style-name="P4"><text:bookmark text:name="li-comment-15"/><draw:frame draw:style-name="fr2" draw:name="graphics17" text:anchor-type="as-char" svg:width="1.323cm" svg:height="1.323cm" draw:z-index="16"><draw:image xlink:href="http://0.gravatar.com/avatar/cbd719fe0944121099817ae42f4faea2?s=50&amp;d=http%3A%2F%2F0.gravatar.com%2Favatar%2Fad516503a11cd5ca435acc9bb6523536%3Fs%3D50&amp;r=G" xlink:type="simple" xlink:show="embed" xlink:actuate="onLoad"/></draw:frame> </text:p>
          <text:list>
            <text:list-item>
              <text:list>
                <text:list-item>
                  <text:list>
                    <text:list-item>
                      <text:list>
                        <text:list-header>
                          <text:h text:style-name="P7" text:outline-level="5"><text:span text:style-name="Citation">rs</text:span> - <text:a xlink:type="simple" xlink:href="http://www.zjhzxhz.com/2013/03/wingide-professional-4-1-12-crack/?replytocom=15#respond">Reply</text:a> </text:h>
                        </text:list-header>
                      </text:list>
                    </text:list-item>
                  </text:list>
                </text:list-item>
              </text:list>
            </text:list-item>
          </text:list>
          <text:p text:style-name="P4">I acidently forgot to change system time. How do I fix this?</text:p>
          <text:list text:continue-numbering="true">
            <text:list-item>
              <text:p text:style-name="P4"><text:bookmark text:name="li-comment-16"/><draw:frame draw:style-name="fr2" draw:name="graphics18" text:anchor-type="as-char" svg:width="1.323cm" svg:height="1.323cm" draw:z-index="17"><draw:image xlink:href="http://0.gravatar.com/avatar/4e0641af9ded3461809bd7ea02780b5c?s=50&amp;d=http%3A%2F%2F0.gravatar.com%2Favatar%2Fad516503a11cd5ca435acc9bb6523536%3Fs%3D50&amp;r=G" xlink:type="simple" xlink:show="embed" xlink:actuate="onLoad"/></draw:frame> </text:p>
              <text:list>
                <text:list-item>
                  <text:list>
                    <text:list-item>
                      <text:list>
                        <text:list-header>
                          <text:h text:style-name="P7" text:outline-level="5"><text:a xlink:type="simple" xlink:href="http://www.zjhzxhz.com/"><text:span text:style-name="Citation">谢 浩哲</text:span></text:a> - <text:a xlink:type="simple" xlink:href="http://www.zjhzxhz.com/2013/03/wingide-professional-4-1-12-crack/?replytocom=16#respond">Reply</text:a> </text:h>
                        </text:list-header>
                      </text:list>
                    </text:list-item>
                  </text:list>
                </text:list-item>
              </text:list>
              <text:p text:style-name="P4">Have you tried re-install it?</text:p>
            </text:list-item>
          </text:list>
        </text:list-item>
        <text:list-item>
          <text:p text:style-name="P4"><text:bookmark text:name="li-comment-118"/><draw:frame draw:style-name="fr2" draw:name="graphics19" text:anchor-type="as-char" svg:width="1.323cm" svg:height="1.323cm" draw:z-index="18"><draw:image xlink:href="http://1.gravatar.com/avatar/3257dd8e1eaa1fd56658b4041beb9129?s=50&amp;d=http%3A%2F%2F1.gravatar.com%2Favatar%2Fad516503a11cd5ca435acc9bb6523536%3Fs%3D50&amp;r=G" xlink:type="simple" xlink:show="embed" xlink:actuate="onLoad"/></draw:frame> </text:p>
          <text:list>
            <text:list-item>
              <text:list>
                <text:list-item>
                  <text:list>
                    <text:list-item>
                      <text:list>
                        <text:list-header>
                          <text:h text:style-name="P7" text:outline-level="5"><text:span text:style-name="Citation">Mario</text:span> - <text:a xlink:type="simple" xlink:href="http://www.zjhzxhz.com/2013/03/wingide-professional-4-1-12-crack/?replytocom=118#respond">Reply</text:a> </text:h>
                        </text:list-header>
                      </text:list>
                    </text:list-item>
                  </text:list>
                </text:list-item>
              </text:list>
            </text:list-item>
          </text:list>
          <text:p text:style-name="P4">Where can I download….? WingIDE Professional 4.1.12</text:p>
          <text:p text:style-name="P4"><text:soft-page-break/>They have for download newer versions <draw:frame draw:style-name="fr2" draw:name="graphics20" text:anchor-type="as-char" svg:width="1.997cm" svg:height="0.998cm" draw:z-index="19"><draw:image xlink:href="http://www.zjhzxhz.com/wp-includes/images/smilies/icon_smile.gif" xlink:type="simple" xlink:show="embed" xlink:actuate="onLoad"/><svg:title>:)</svg:title></draw:frame> </text:p>
          <text:p text:style-name="P4">Thanks.</text:p>
        </text:list-item>
        <text:list-item>
          <text:p text:style-name="P4"><text:bookmark text:name="li-comment-119"/><draw:frame draw:style-name="fr2" draw:name="graphics21" text:anchor-type="as-char" svg:width="1.323cm" svg:height="1.323cm" draw:z-index="20"><draw:image xlink:href="http://1.gravatar.com/avatar/3257dd8e1eaa1fd56658b4041beb9129?s=50&amp;d=http%3A%2F%2F1.gravatar.com%2Favatar%2Fad516503a11cd5ca435acc9bb6523536%3Fs%3D50&amp;r=G" xlink:type="simple" xlink:show="embed" xlink:actuate="onLoad"/></draw:frame> </text:p>
          <text:list>
            <text:list-item>
              <text:list>
                <text:list-item>
                  <text:list>
                    <text:list-item>
                      <text:list>
                        <text:list-header>
                          <text:h text:style-name="P7" text:outline-level="5"><text:span text:style-name="Citation">Mario</text:span> - <text:a xlink:type="simple" xlink:href="http://www.zjhzxhz.com/2013/03/wingide-professional-4-1-12-crack/?replytocom=119#respond">Reply</text:a> </text:h>
                        </text:list-header>
                      </text:list>
                    </text:list-item>
                  </text:list>
                </text:list-item>
              </text:list>
            </text:list-item>
          </text:list>
          <text:p text:style-name="P4">By the way I got it from….</text:p>
          <text:p text:style-name="P4"><text:a xlink:type="simple" xlink:href="http://wingware.com/downloads/wingide/4.1.12-1/binaries">http://wingware.com/downloads/wingide/4.1.12-1/binaries</text:a></text:p>
          <text:p text:style-name="P4">So ignore my previous request <draw:frame draw:style-name="fr2" draw:name="graphics22" text:anchor-type="as-char" svg:width="1.997cm" svg:height="0.998cm" draw:z-index="21"><draw:image xlink:href="http://www.zjhzxhz.com/wp-includes/images/smilies/icon_smile.gif" xlink:type="simple" xlink:show="embed" xlink:actuate="onLoad"/><svg:title>:)</svg:title></draw:frame> </text:p>
          <text:p text:style-name="P4">Thanks.</text:p>
        </text:list-item>
        <text:list-item>
          <text:p text:style-name="P4"><text:bookmark text:name="li-comment-121"/><draw:frame draw:style-name="fr2" draw:name="graphics23" text:anchor-type="as-char" svg:width="1.323cm" svg:height="1.323cm" draw:z-index="22"><draw:image xlink:href="http://1.gravatar.com/avatar/53c3f60f6baa6d3c5ee32b84c761ede4?s=50&amp;d=http%3A%2F%2F1.gravatar.com%2Favatar%2Fad516503a11cd5ca435acc9bb6523536%3Fs%3D50&amp;r=G" xlink:type="simple" xlink:show="embed" xlink:actuate="onLoad"/></draw:frame> </text:p>
          <text:list>
            <text:list-item>
              <text:list>
                <text:list-item>
                  <text:list>
                    <text:list-item>
                      <text:list>
                        <text:list-header>
                          <text:h text:style-name="P7" text:outline-level="5"><text:span text:style-name="Citation">hasnet</text:span> - <text:a xlink:type="simple" xlink:href="http://www.zjhzxhz.com/2013/03/wingide-professional-4-1-12-crack/?replytocom=121#respond">Reply</text:a> </text:h>
                        </text:list-header>
                      </text:list>
                    </text:list-item>
                  </text:list>
                </text:list-item>
              </text:list>
            </text:list-item>
          </text:list>
          <text:p text:style-name="P4">Hi,<text:line-break/>I’m doing on wingide5 and i have some problem, when I execute that command in the shell<text:line-break/>$ python application.py -d abstract.pyo &gt; abstract.asm<text:line-break/>Traceback (most recent call last):<text:line-break/>File “application.py”, line 242, in<text:line-break/>start()<text:line-break/>File “application.py”, line 221, in start<text:line-break/>print disassembler.disassemble(),<text:line-break/>File “/home/has/Downloads/WingIDE/unpyclib-0.8.1/unpyclib/disasm.py”, line 544, in disassemble<text:line-break/>return self.co.str()<text:line-break/>File “/home/has/Downloads/WingIDE/unpyclib-0.8.1/unpyclib/parse.py”, line 449, in str<text:line-break/>ind + ‘lnotab:\n%s\n’ % self.lnotab.str(depth + 2)<text:line-break/>File “/home/has/Downloads/WingIDE/unpyclib-0.8.1/unpyclib/disasm.py”, line 533, in codeDisasm<text:line-break/>r += self.getMoreInfo(cmd, verbose)<text:line-break/>File “/home/has/Downloads/WingIDE/unpyclib-0.8.1/unpyclib/disasm.py”, line 478, in getMoreInfo<text:line-break/>r += ‘”‘ + opcodes.cmp_op[cmd.argument] + ‘”‘<text:line-break/>KeyError: 13</text:p>
          <text:p text:style-name="P4">what’s wrong with that? plz help..</text:p>
          <text:p text:style-name="P4">thanks in advance..</text:p>
          <text:list text:continue-numbering="true">
            <text:list-item>
              <text:p text:style-name="P4"><text:bookmark text:name="li-comment-128"/><draw:frame draw:style-name="fr2" draw:name="graphics24" text:anchor-type="as-char" svg:width="1.323cm" svg:height="1.323cm" draw:z-index="23"><draw:image xlink:href="http://0.gravatar.com/avatar/4e0641af9ded3461809bd7ea02780b5c?s=50&amp;d=http%3A%2F%2F0.gravatar.com%2Favatar%2Fad516503a11cd5ca435acc9bb6523536%3Fs%3D50&amp;r=G" xlink:type="simple" xlink:show="embed" xlink:actuate="onLoad"/></draw:frame> </text:p>
              <text:list>
                <text:list-item>
                  <text:list>
                    <text:list-item>
                      <text:list>
                        <text:list-header>
                          <text:h text:style-name="P7" text:outline-level="5"><text:soft-page-break/><text:a xlink:type="simple" xlink:href="http://www.zjhzxhz.com/"><text:span text:style-name="Citation">谢 浩哲</text:span></text:a> - <text:a xlink:type="simple" xlink:href="http://www.zjhzxhz.com/2013/03/wingide-professional-4-1-12-crack/?replytocom=128#respond">Reply</text:a> </text:h>
                        </text:list-header>
                      </text:list>
                    </text:list-item>
                  </text:list>
                </text:list-item>
              </text:list>
              <text:p text:style-name="P4">What’s the version of Python you’re using now ?</text:p>
            </text:list-item>
          </text:list>
        </text:list-item>
        <text:list-item>
          <text:p text:style-name="P4"><text:bookmark text:name="li-comment-125"/><draw:frame draw:style-name="fr2" draw:name="graphics25" text:anchor-type="as-char" svg:width="1.323cm" svg:height="1.323cm" draw:z-index="24"><draw:image xlink:href="http://0.gravatar.com/avatar/6413762a00dd0b26ec2b43b7ddaff251?s=50&amp;d=http%3A%2F%2F0.gravatar.com%2Favatar%2Fad516503a11cd5ca435acc9bb6523536%3Fs%3D50&amp;r=G" xlink:type="simple" xlink:show="embed" xlink:actuate="onLoad"/></draw:frame> </text:p>
          <text:list>
            <text:list-item>
              <text:list>
                <text:list-item>
                  <text:list>
                    <text:list-item>
                      <text:list>
                        <text:list-header>
                          <text:h text:style-name="P7" text:outline-level="5"><text:span text:style-name="Citation">fszxcc</text:span> - <text:a xlink:type="simple" xlink:href="http://www.zjhzxhz.com/2013/03/wingide-professional-4-1-12-crack/?replytocom=125#respond">Reply</text:a> </text:h>
                        </text:list-header>
                      </text:list>
                    </text:list-item>
                  </text:list>
                </text:list-item>
              </text:list>
            </text:list-item>
          </text:list>
          <text:p text:style-name="P4">Hi, couple of questions:</text:p>
          <text:p text:style-name="P4">1. I am running pythong 27, should I use the src folder from C:\Program Files (x86)\Wing IDE 5.0\bin\2.7 ?</text:p>
          <text:p text:style-name="P4">2. when i try to run python application.py -d abstract.pyo &gt; abstract.asm, I got:<text:line-break/>E:\Python27\Lib\site-packages\unpyclib&gt;python application.py -d abstract.pyo &gt; a.asm<text:line-break/>Traceback (most recent call last):<text:line-break/>File “application.py”, line 242, in<text:line-break/>start()<text:line-break/>File “application.py”, line 221, in start<text:line-break/>print disassembler.disassemble(),<text:line-break/>File “E:\Python27\Lib\site-packages\unpyclib\disasm.py”, line 544, in disassemble<text:line-break/>return self.co.str()<text:line-break/>File “E:\Python27\Lib\site-packages\unpyclib\parse.py”, line 449, in str<text:line-break/>ind + ‘lnotab:\n%s\n’ % self.lnotab.str(depth + 2)<text:line-break/>File “E:\Python27\Lib\site-packages\unpyclib\disasm.py”, line 533, in codeDisasm<text:line-break/>r += self.getMoreInfo(cmd, verbose)<text:line-break/>File “E:\Python27\Lib\site-packages\unpyclib\disasm.py”, line 478, in getMoreInfo<text:line-break/>r += ‘”‘ + opcodes.cmp_op[cmd.argument] + ‘”‘<text:line-break/>KeyError: 15</text:p>
          <text:p text:style-name="P4">Do you know what happened?</text:p>
        </text:list-item>
        <text:list-item>
          <text:p text:style-name="P4"><text:bookmark text:name="li-comment-126"/><draw:frame draw:style-name="fr2" draw:name="graphics26" text:anchor-type="as-char" svg:width="1.323cm" svg:height="1.323cm" draw:z-index="25"><draw:image xlink:href="http://0.gravatar.com/avatar/6413762a00dd0b26ec2b43b7ddaff251?s=50&amp;d=http%3A%2F%2F0.gravatar.com%2Favatar%2Fad516503a11cd5ca435acc9bb6523536%3Fs%3D50&amp;r=G" xlink:type="simple" xlink:show="embed" xlink:actuate="onLoad"/></draw:frame> </text:p>
          <text:list>
            <text:list-item>
              <text:list>
                <text:list-item>
                  <text:list>
                    <text:list-item>
                      <text:list>
                        <text:list-header>
                          <text:h text:style-name="P7" text:outline-level="5"><text:span text:style-name="Citation">fszxcc</text:span> - <text:a xlink:type="simple" xlink:href="http://www.zjhzxhz.com/2013/03/wingide-professional-4-1-12-crack/?replytocom=126#respond">Reply</text:a> </text:h>
                        </text:list-header>
                      </text:list>
                    </text:list-item>
                  </text:list>
                </text:list-item>
              </text:list>
            </text:list-item>
          </text:list>
          <text:p text:style-name="P4">actually, got it working, many thanks.</text:p>
        </text:list-item>
        <text:list-item>
          <text:p text:style-name="P4"><text:bookmark text:name="li-comment-268"/><draw:frame draw:style-name="fr2" draw:name="graphics27" text:anchor-type="as-char" svg:width="1.323cm" svg:height="1.323cm" draw:z-index="26"><draw:image xlink:href="http://0.gravatar.com/avatar/0b175df7ef7a9fc20fc62c813fe251f5?s=50&amp;d=http%3A%2F%2F0.gravatar.com%2Favatar%2Fad516503a11cd5ca435acc9bb6523536%3Fs%3D50&amp;r=G" xlink:type="simple" xlink:show="embed" xlink:actuate="onLoad"/></draw:frame> </text:p>
          <text:list>
            <text:list-item>
              <text:list>
                <text:list-item>
                  <text:list>
                    <text:list-item>
                      <text:list>
                        <text:list-header>
                          <text:h text:style-name="P7" text:outline-level="5"><text:span text:style-name="Citation">Assaf R</text:span> - <text:a xlink:type="simple" xlink:href="http://www.zjhzxhz.com/2013/03/wingide-professional-4-1-12-crack/?replytocom=268#respond">Reply</text:a> </text:h>
                        </text:list-header>
                      </text:list>
                    </text:list-item>
                  </text:list>
                </text:list-item>
              </text:list>
            </text:list-item>
          </text:list>
          <text:p text:style-name="P4">I am using python 2.7 same as “fszxcc” does and get same errors.<text:line-break/>Still doesn’t get my asm file.<text:line-break/>Any advise please?</text:p>
          <text:p text:style-name="P4">10x</text:p>
        </text:list-item>
        <text:list-item>
          <text:p text:style-name="P4"><text:bookmark text:name="li-comment-385"/><draw:frame draw:style-name="fr2" draw:name="graphics28" text:anchor-type="as-char" svg:width="1.323cm" svg:height="1.323cm" draw:z-index="27"><draw:image xlink:href="http://1.gravatar.com/avatar/f9800c93bf35b2883b985007f55c69a5?s=50&amp;d=http%3A%2F%2F1.gravatar.com%2Favatar%2Fad516503a11cd5ca435acc9bb6523536%3Fs%3D50&amp;r=G" xlink:type="simple" xlink:show="embed" xlink:actuate="onLoad"/></draw:frame> </text:p>
          <text:list>
            <text:list-item>
              <text:list>
                <text:list-item>
                  <text:list>
                    <text:list-item>
                      <text:list>
                        <text:list-header>
                          <text:h text:style-name="P7" text:outline-level="5"><text:soft-page-break/><text:span text:style-name="Citation">robertoteles</text:span> - <text:a xlink:type="simple" xlink:href="http://www.zjhzxhz.com/2013/03/wingide-professional-4-1-12-crack/?replytocom=385#respond">Reply</text:a> </text:h>
                        </text:list-header>
                      </text:list>
                    </text:list-item>
                  </text:list>
                </text:list-item>
              </text:list>
            </text:list-item>
          </text:list>
          <text:p text:style-name="P4">Hi I have the same error of fszxcc and Assaf R , please somebody let me know how to fixed, i think its a unpyclib misconfiguration so i cant find where, i test with python 2.6 so the same error apear …<text:line-break/>PD: im trying with wingide professional 5</text:p>
        </text:list-item>
        <text:list-item>
          <text:p text:style-name="P4"><text:bookmark text:name="li-comment-843"/><draw:frame draw:style-name="fr2" draw:name="graphics29" text:anchor-type="as-char" svg:width="1.323cm" svg:height="1.323cm" draw:z-index="28"><draw:image xlink:href="http://1.gravatar.com/avatar/5590414f05f57d71b6de05e327a482c4?s=50&amp;d=http%3A%2F%2F1.gravatar.com%2Favatar%2Fad516503a11cd5ca435acc9bb6523536%3Fs%3D50&amp;r=G" xlink:type="simple" xlink:show="embed" xlink:actuate="onLoad"/></draw:frame> </text:p>
          <text:list>
            <text:list-item>
              <text:list>
                <text:list-item>
                  <text:list>
                    <text:list-item>
                      <text:list>
                        <text:list-header>
                          <text:h text:style-name="P7" text:outline-level="5"><text:span text:style-name="Citation">Arun</text:span> - <text:a xlink:type="simple" xlink:href="http://www.zjhzxhz.com/2013/03/wingide-professional-4-1-12-crack/?replytocom=843#respond">Reply</text:a> </text:h>
                        </text:list-header>
                      </text:list>
                    </text:list-item>
                  </text:list>
                </text:list-item>
              </text:list>
            </text:list-item>
          </text:list>
          <text:p text:style-name="P4">Can you say how to crack this code?<text:line-break/>what is this code of? Do you know how to write this code?<text:line-break/>Can you explain?<text:line-break/><text:a xlink:type="simple" xlink:href="http://pastebin.com/raw.php?i=ChxXYDGd">http://pastebin.com/raw.php?i=ChxXYDGd</text:a></text:p>
        </text:list-item>
        <text:list-item>
          <text:p text:style-name="P4"><text:bookmark text:name="li-comment-845"/><draw:frame draw:style-name="fr2" draw:name="graphics30" text:anchor-type="as-char" svg:width="1.323cm" svg:height="1.323cm" draw:z-index="29"><draw:image xlink:href="http://1.gravatar.com/avatar/d4fd3c4e9e457d23b9578c903311ce10?s=50&amp;d=http%3A%2F%2F1.gravatar.com%2Favatar%2Fad516503a11cd5ca435acc9bb6523536%3Fs%3D50&amp;r=G" xlink:type="simple" xlink:show="embed" xlink:actuate="onLoad"/></draw:frame> </text:p>
          <text:list>
            <text:list-item>
              <text:list>
                <text:list-item>
                  <text:list>
                    <text:list-item>
                      <text:list>
                        <text:list-header>
                          <text:h text:style-name="P7" text:outline-level="5"><text:span text:style-name="Citation">Sebastian</text:span> - <text:a xlink:type="simple" xlink:href="http://www.zjhzxhz.com/2013/03/wingide-professional-4-1-12-crack/?replytocom=845#respond">Reply</text:a> </text:h>
                        </text:list-header>
                      </text:list>
                    </text:list-item>
                  </text:list>
                </text:list-item>
              </text:list>
            </text:list-item>
          </text:list>
          <text:p text:style-name="P4">I am also getting same error. I am using python 2.7.5 Mac OSX Maverick and in the directory location where I downloaded unpyclib:</text:p>
          <text:p text:style-name="P4">/Users/username/Downloads/unpyclib-0.8.1/unpyclib:</text:p>
          <text:p text:style-name="P4">python application.py -d abstract.pyo &gt; abstract.asm</text:p>
          <text:p text:style-name="P4">where I copied abstract,pyo from the Wing download</text:p>
          <text:p text:style-name="P4">/Applications/WingIDE.app/Contents/MacOS/bin/2.7/src2/process/abstract.pyo</text:p>
          <text:p text:style-name="P4">returns this error message:</text:p>
          <text:p text:style-name="P4">Traceback (most recent call last):<text:line-break/>File “application.py”, line 242, in<text:line-break/>start()<text:line-break/>File “application.py”, line 221, in start<text:line-break/>print disassembler.disassemble(),<text:line-break/>File “/Users/username/Downloads/unpyclib-0.8.1/unpyclib/disasm.py”, line 544, in disassemble<text:line-break/>return self.co.str()<text:line-break/>File “/Users/username/Downloads/unpyclib-0.8.1/unpyclib/parse.py”, line 449, in str<text:line-break/>ind + ‘lnotab:\n%s\n’ % self.lnotab.str(depth + 2)<text:line-break/>File “/Users/username/Downloads/unpyclib-0.8.1/unpyclib/disasm.py”, line 533, in codeDisasm<text:line-break/>r += self.getMoreInfo(cmd, verbose)<text:line-break/>File “/Users/username/Downloads/unpyclib-0.8.1/unpyclib/disasm.py”, line 478, in getMoreInfo<text:line-break/>r += ‘”‘ + opcodes.cmp_op[cmd.argument] + ‘”‘<text:line-break/>KeyError: 15</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tyle:font-size-asian="24pt" style:font-weight-asian="bold" style:font-name-complex="Lohit Hindi"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Zen Hei" style:font-size-asian="18pt" style:font-weight-asian="bold" style:font-name-complex="Lohit Hindi" style:font-size-complex="18pt" style:font-weight-complex="bold"/>
    </style:style>
    <style:style style:name="Heading_20_5" style:display-name="Heading 5" style:family="paragraph" style:parent-style-name="Heading" style:next-style-name="Text_20_body" style:default-outline-level="5" style:list-style-name="" style:class="text">
      <style:text-properties style:font-name="Liberation Serif" fo:font-size="10pt" fo:font-weight="bold" style:font-name-asian="WenQuanYi Zen Hei" style:font-size-asian="10pt" style:font-weight-asian="bold" style:font-name-complex="Lohit Hindi"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WenQuanYi Zen Hei Mono" style:font-name-complex="Lohit Hindi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18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riel </meta:initial-creator>
    <meta:creation-date>2014-07-01T17:12:48</meta:creation-date>
    <dc:date>2014-06-02T00:08:10</dc:date>
    <dc:creator>gabriel </dc:creator>
    <meta:editing-duration>P0D</meta:editing-duration>
    <meta:editing-cycles>2</meta:editing-cycles>
    <meta:generator>LibreOffice/3.5$Linux_x86 LibreOffice_project/350m1$Build-2</meta:generator>
    <meta:document-statistic meta:table-count="2" meta:image-count="30" meta:object-count="0" meta:page-count="11" meta:paragraph-count="227" meta:word-count="2033" meta:character-count="14663" meta:non-whitespace-character-count="12542"/>
  </office:meta>
</office:document-meta>
</file>